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Lucidasans1" svg:font-family="Lucidasans"/>
    <style:font-face style:name="Lucidasans" svg:font-family="Lucidasans" style:font-pitch="variable"/>
    <style:font-face style:name="Mincho" svg:font-family="Mincho, msmincho"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ystem" style:font-pitch="variable"/>
  </office:font-face-decls>
  <office:automatic-styles>
    <style:style style:name="P1" style:family="paragraph" style:parent-style-name="Standard" style:master-page-name="Standard">
      <style:paragraph-properties fo:line-height="200%" fo:background-color="transparent">
        <style:background-image/>
      </style:paragraph-properties>
      <style:text-properties fo:font-size="12pt" style:font-size-asian="12pt" style:font-size-complex="12pt"/>
    </style:style>
    <style:style style:name="P2" style:family="paragraph" style:parent-style-name="Standard">
      <style:paragraph-properties fo:line-height="200%" fo:background-color="transparent">
        <style:background-image/>
      </style:paragraph-properties>
    </style:style>
    <style:style style:name="P3" style:family="paragraph" style:parent-style-name="Standard">
      <style:paragraph-properties fo:line-height="200%" fo:background-color="transparent">
        <style:background-image/>
      </style:paragraph-properties>
      <style:text-properties fo:font-size="12pt" style:font-size-asian="12pt" style:font-size-complex="12pt"/>
    </style:style>
    <style:style style:name="P4" style:family="paragraph" style:parent-style-name="Normal">
      <style:paragraph-properties fo:margin-top="0in" fo:margin-bottom="0in" fo:line-height="150%" fo:orphans="2" fo:widows="2" fo:background-color="transparent">
        <style:background-image/>
      </style:paragraph-properties>
      <style:text-properties fo:font-size="12pt" style:font-size-asian="12pt" style:font-size-complex="12pt"/>
    </style:style>
    <style:style style:name="P5" style:family="paragraph" style:parent-style-name="Normal">
      <style:paragraph-properties fo:margin-top="0in" fo:margin-bottom="0in" fo:line-height="150%" fo:orphans="2" fo:widows="2" fo:background-color="transparent">
        <style:background-image/>
      </style:paragraph-properties>
      <style:text-properties style:use-window-font-color="true" style:font-name="Times New Roman" fo:font-size="12pt" fo:language="de" fo:country="DE" style:font-name-asian="Times New Roman" style:font-size-asian="12pt" style:language-asian="de" style:country-asian="DE" style:font-name-complex="Times New Roman" style:font-size-complex="12pt" style:language-complex="ar" style:country-complex="SA"/>
    </style:style>
    <style:style style:name="P6" style:family="paragraph" style:parent-style-name="Normal_20__28_Web_29_">
      <style:paragraph-properties fo:margin-top="0in" fo:margin-bottom="0in" fo:line-height="150%" fo:orphans="2" fo:widows="2" fo:background-color="transparent">
        <style:background-image/>
      </style:paragraph-properties>
      <style:text-properties style:use-window-font-color="true" style:font-name="Arial" fo:font-size="10pt" fo:language="none" fo:country="none" style:font-name-asian="Arial" style:font-size-asian="10pt" style:language-asian="de" style:country-asian="DE" style:font-name-complex="Arial" style:font-size-complex="10pt" style:language-complex="ar" style:country-complex="SA"/>
    </style:style>
    <style:style style:name="T1" style:family="text">
      <style:text-properties fo:font-size="12pt" style:font-size-asian="12pt" style:font-size-complex="12pt"/>
    </style:style>
    <style:style style:name="T2" style:family="text">
      <style:text-properties style:font-name="Mincho" fo:font-size="12pt" style:font-size-asian="12pt" style:font-size-complex="12pt"/>
    </style:style>
    <style:style style:name="T3" style:family="text">
      <style:text-properties fo:font-size="14pt" style:font-size-asian="14pt"/>
    </style:style>
    <style:style style:name="T4" style:family="text">
      <style:text-properties style:use-window-font-color="true" style:font-name="Times New Roman" fo:language="de" fo:country="DE" style:font-name-asian="Times New Roman" style:language-asian="de" style:country-asian="DE" style:font-name-complex="Times New Roman" style:language-complex="ar" style:country-complex="SA"/>
    </style:style>
    <style:style style:name="T5" style:family="text">
      <style:text-properties style:use-window-font-color="true" style:font-name="Times New Roman" fo:language="de" fo:country="DE" style:font-name-asian="Times New Roman" style:language-asian="de" style:country-asian="DE" style:language-complex="ar" style:country-complex="SA"/>
    </style:style>
    <style:style style:name="T6" style:family="text">
      <style:text-properties style:use-window-font-color="true" style:font-name="Times New Roman" fo:language="de" fo:country="DE" fo:font-weight="bold" style:font-name-asian="Times New Roman" style:language-asian="de" style:country-asian="DE" style:font-weight-asian="bold" style:language-complex="ar" style:country-complex="SA" style:font-weight-complex="bold"/>
    </style:style>
    <style:style style:name="T7" style:family="text">
      <style:text-properties style:use-window-font-color="true" style:font-name="Times New Roman" fo:language="de" fo:country="DE" fo:font-weight="bold" style:font-name-asian="Times New Roman" style:language-asian="de" style:country-asian="DE" style:font-weight-asian="bold" style:font-name-complex="Times New Roman" style:language-complex="ar" style:country-complex="SA"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text:tab/><text:tab/><text:tab/><text:tab/><text:tab/><text:tab/>お猫さま </text:p>
      <text:p text:style-name="P2"><text:span text:style-name="T1"><text:tab/><text:tab/><text:tab/><text:tab/><text:tab/><text:tab/><text:tab/><text:tab/><text:tab/>ニコラ</text:span><text:span text:style-name="T2">･リンドベルグ</text:span></text:p>
      <text:p text:style-name="P3">猫はー万年も前から人間と住んでいます。そうしてこの長い間お猫さまは歴史や政治や芸術や文学や自然科学に重きをなしています。簡潔に言うとお猫さまは昔からすべての生活の分野にいました。 例えば猫は古いエジプト人によって神として祭られていました。 バステトというかみは猫の形をしていました。喜びや愛や多産の神でした。</text:p>
      <text:p text:style-name="P2"><text:span text:style-name="T1">それから猫はシェケルトンの南極探検隊に参加しました。チッピという猫のエキサイテイングな話は今小さい本で読めます。そして、フリンデルスのトリンという猫は船で世界を回った最初の猫でした。物理学でも猫さまは重きをなしています。猫なしのショロヂインゲルソの実験は考えもつかないでしょうね。 政治でも猫さまは重きをなしています。例えば十五のルデウイグと猫さまは国会の集会に行って、そこで政治を操りました。リチレリウやチャ</text:span><text:span text:style-name="T2">-</text:span><text:span text:style-name="T1">チルやクリントンなどは猫がいたことを知っています。このように間接的に猫さまは人間の政治や生活に影響を与えました。</text:span></text:p>
      <text:p text:style-name="P2"><text:span text:style-name="T1">現代では例えばハムフリです。ハムフリと言う猫は１９９０年から１９９７年までイギリスの首相の官舎でネズミ取りとして働きました。多くのツ</text:span><text:span text:style-name="T2">-</text:span><text:span text:style-name="T1">リストはこの猫の写真をとりました。しかし、１９９４年6月7日にイギリスの新聞によって首相の官舎の前の窓で四羽小鳥を殺したという濡衣を着せられました。幸いにも次の日に首相のハムフリは明るい身になりました。一度ハムフリが二、三日間さっさと出て行った時イギリスの赤新聞はハムフリを探させました。二日後にハムフリを動物ホウムで探し当てました。ブレアが首相になった時ハムフリを退職させました。ブレアの夫人が猫が大嫌いなことは知られていますから、夫人はハムフリを暗殺させたという疑いをかけられました。新聞でこの悪口は 広められました。最後に政府は生き生きしたハムフリにお目に掛けさせられました。</text:span></text:p>
      <text:p text:style-name="P2"><text:span text:style-name="T1">芸術にも猫は重きをなしています。例えばレオナルドダウィンチやクレ</text:span><text:span text:style-name="T2">-</text:span><text:span text:style-name="T1">などは猫が好きで、たくさんの猫を描きました。そして文学でも猫は重きをなしています。例えば</text:span><text:span text:style-name="T3">童話</text:span><text:span text:style-name="T1">でも小説の中でもたくさんの猫がよく出てきます。例えば夏目漱石の「わがはいは猫である」やピリンチアキフの「フェリダエ」や「ガルフィルド」などです。 ですから猫は「フェリダエ」でねらいとされる世界制覇の目的もひょっとするとできたかも知れません。</text:span></text:p>
      <text:p text:style-name="P3">Arabic Text:</text:p>
      <text:p text:style-name="P4"><text:span text:style-name="T4">"</text:span><text:span text:style-name="T5">الإتحاد المتوسطي</text:span><text:span text:style-name="T4">" </text:span><text:span text:style-name="T5">في خضم الخلافات</text:span><text:span text:style-name="T4">:<text:line-break/></text:span><text:span text:style-name="T5">الذاكرة المفقودة</text:span><text:span text:style-name="T4"><text:line-break/></text:span><text:span text:style-name="T6">يبدو واضحا الآنً أن المشروع الأورومتوسطي الذي تم الإعلان عنه في العام </text:span><text:span text:style-name="T7">1995 </text:span><text:span text:style-name="T6">قد باء بالفشل، فثمة إشكاليات تواجهها أوروبا ودول جنوب حوض المتوسط في إيجاد إطار منطقي وفعال للحوار</text:span><text:span text:style-name="T7">. </text:span><text:span text:style-name="T6">تحلل كاترين كورنيه في هذا المقال العوامل الكامنة وراء ذلك</text:span><text:span text:style-name="T7">. </text:span><text:span text:style-name="T4"><text:line-break/><text:line-break/></text:span><text:span text:style-name="T5">أحداث الحادي عشر من سبتمبر وحالة اللاإستقرار التي يعيشها الشرق الأوسط وعلاقته بأوروبا وعدم ثقته بدورها السياسي في المشهد الدولي – لا سيما علاقتها مع الولايات المتحدة الأميركية جعلت من الصعب إقامة حوار جاد</text:span><text:span text:style-name="T4">. </text:span><text:span text:style-name="T5">إضافة إلى أن الانتخابات التركية الأخيرة وقرار تركيا بدخول كردستان قد قسم أعضاء الاتحاد الأوروبي إلى معسكرين</text:span><text:span text:style-name="T4">. <text:line-break/><text:line-break/></text:span><text:span text:style-name="T5">في هذا السياق كرر نيكولا ساركوزي خلال زيارته للمغرب مؤخراً رغبته في اطلاق مبادرة </text:span><text:span text:style-name="T4">"</text:span><text:span text:style-name="T5">الاتحاد المتوسطي</text:span><text:span text:style-name="T4">". </text:span><text:span text:style-name="T5">ولكن هل من الممكن يا ترى أن يُؤخذ هذا الاتحاد على محمل الجد وهو ممزق بين فقدان الذاكرة وضعف التركيز</text:span><text:span text:style-name="T4">. </text:span><text:span text:style-name="T5">تجدر الإشارة إلى أنه من المعروف عن سركوزي أنه من مشجعي محاربة الهجرة ومن معارضي حصول تركيا على عضوية الاتحاد الأوروبي</text:span><text:span text:style-name="T4">.<text:line-break/></text:span></text:p>
      <text:p text:style-name="P5">Kyrillic Text:</text:p>
      <text:p text:style-name="P5"/>
      <text:p text:style-name="P6">"Восемь лет назад он предсказал мое будущее. Тогда я смеялся..." - так начинается довольно большая статья о хиромантии, опубликованная в журнале "Огонек" в 1990 году1. А сейчас, пишет автор, к официально практикующему известному хироманту записываются за два месяца на прием. Идут вовсе не от "сытости, утомившись от веселья и радости", и спасаются не от официального режима, а от собственного духовного рабства, где оказались, "отгородившись от мира", игнорируя информацию о линиях на руке человека. А между тем, именно эти линии могут освободить нас от рабства, говорится в той статье: ведь зная судьбу, мы можем ее изменить!..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Lucidasans1" svg:font-family="Lucidasans"/>
    <style:font-face style:name="Lucidasans" svg:font-family="Lucidasans" style:font-pitch="variable"/>
    <style:font-face style:name="Mincho" svg:font-family="Mincho, msmincho"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0.5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de" fo:country="DE" style:font-name-asian="Tahoma" style:font-size-asian="10.5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ideograph-alpha" style:punctuation-wrap="hanging" style:line-break="strict" style:writing-mode="lr-tb"/>
      <style:text-properties style:use-window-font-color="true" style:font-name="Times New Roman" fo:font-size="12pt" fo:language="de" fo:country="DE" style:font-name-asian="Mincho" style:font-size-asian="12pt" style:language-asian="ja" style:country-asian="JP" style:font-name-complex="Lucidasans" style:font-size-complex="12pt" style:language-complex="none" style:country-complex="none" fo:hyphenate="false" fo:hyphenation-remain-char-count="2" fo:hyphenation-push-char-count="2"/>
    </style:style>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Tahoma" style:font-size-asian="14pt" style:font-name-complex="Tahoma" style:font-size-complex="14pt"/>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Lucidasans1" style:font-size-complex="10pt" style:font-style-complex="italic"/>
    </style:style>
    <style:style style:name="Index" style:family="paragraph" style:parent-style-name="Standard" style:class="index">
      <style:paragraph-properties text:number-lines="false" text:line-number="0"/>
      <style:text-properties style:font-name-complex="Lucidasans1"/>
    </style:style>
    <style:style style:name="Normal" style:family="paragraph">
      <style:paragraph-properties fo:margin-top="0in" fo:margin-bottom="0.139in" fo:line-height="115%" fo:orphans="0" fo:widows="0" fo:hyphenation-ladder-count="no-limit"/>
      <style:text-properties style:use-window-font-color="true" style:font-name="Calibri" fo:font-size="11pt" fo:language="de" fo:country="DE" style:font-name-asian="Arial" style:font-size-asian="11pt" style:language-asian="en" style:country-asian="US" style:font-name-complex="Times New Roman" style:font-size-complex="11pt" style:language-complex="ar" style:country-complex="SA" fo:hyphenate="false" fo:hyphenation-remain-char-count="2" fo:hyphenation-push-char-count="2"/>
    </style:style>
    <style:style style:name="Normal_20__28_Web_29_" style:display-name="Normal (Web)" style:family="paragraph" style:parent-style-name="Normal">
      <style:paragraph-properties fo:margin-left="0in" fo:margin-right="0in" fo:margin-top="0.0252in" fo:margin-bottom="0.0252in" fo:orphans="2" fo:widows="2" fo:text-indent="0in" style:auto-text-indent="false"/>
    </style:style>
    <style:style style:name="Footnote_20_Symbol" style:display-name="Footnote Symbol" style:family="text"/>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Absatz-Standardschriftar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2673in" fo:page-height="11.6925in" style:num-format="1" style:print-orientation="portrait" fo:margin-top="0.7874in" fo:margin-bottom="0.7874in" fo:margin-left="0.7874in" fo:margin-right="0.7874in" style:writing-mode="lr-tb" style:layout-grid-color="#c0c0c0" style:layout-grid-lines="44" style:layout-grid-base-height="0.25in" style:layout-grid-ruby-height="0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11</meta:generator>
    <meta:creation-date>2005-05-31T19:32:19</meta:creation-date>
    <dc:creator>Uli Fouquet</dc:creator>
    <dc:date>2008-04-09T22:56:28</dc:date>
    <meta:print-date>2005-07-06T11:41:00</meta:print-date>
    <dc:language>de-DE</dc:language>
    <meta:editing-cycles>34</meta:editing-cycles>
    <meta:editing-duration>PT16H14M45S</meta:editing-duration>
    <meta:user-defined meta:name="Info 1"/>
    <meta:user-defined meta:name="Info 2"/>
    <meta:user-defined meta:name="Info 3"/>
    <meta:user-defined meta:name="Info 4"/>
    <meta:document-statistic meta:table-count="0" meta:image-count="0" meta:object-count="0" meta:page-count="2" meta:paragraph-count="10" meta:word-count="788" meta:character-count="2587"/>
  </office:meta>
</office:document-meta>
</file>